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5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16cm"/>
    </style:style>
    <style:style style:name="co6" style:family="table-column">
      <style:table-column-properties fo:break-before="auto" style:column-width="2.09cm"/>
    </style:style>
    <style:style style:name="co7" style:family="table-column">
      <style:table-column-properties fo:break-before="auto" style:column-width="0.8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2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17_lob" table:style-name="ta1">
        <office:forms form:automatic-focus="false" form:apply-design-mode="false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9" table:default-cell-style-name="Default"/>
        <table:table-row table:style-name="ro1">
          <table:table-cell table:style-name="Accent_20_2" office:value-type="string" calcext:value-type="string">
            <office:annotation draw:style-name="gr3" draw:text-style-name="P2" svg:width="2.899cm" svg:height="1.799cm" svg:x="2.515cm" svg:y="0cm" draw:caption-point-x="-0.61cm" draw:caption-point-y="0.01cm">
              <dc:creator>WJ</dc:creator>
              <dc:date>2021-11-10T00:00:00</dc:date>
              <text:p text:style-name="P1"><text:span text:style-name="T1">製備的空白樣品的</text:span><text:span text:style-name="T1">lot</text:span></text:p>
            </office:annotation>
            <text:p>sample_lot</text:p>
          </table:table-cell>
          <table:table-cell table:style-name="Accent_20_2" office:value-type="string" calcext:value-type="string">
            <office:annotation draw:style-name="gr3" draw:text-style-name="P2" svg:width="2.899cm" svg:height="1.799cm" svg:x="4.605cm" svg:y="0cm" draw:caption-point-x="-0.61cm" draw:caption-point-y="0.01cm">
              <dc:creator>WJ</dc:creator>
              <dc:date>2021-10-05T00:00:00</dc:date>
              <text:p text:style-name="P1"><text:span text:style-name="T1">試劑的</text:span><text:span text:style-name="T1">lot</text:span><text:span text:style-name="T1">，例如</text:span><text:span text:style-name="T1">2,3</text:span><text:span text:style-name="T1">或是</text:span><text:span text:style-name="T1">4</text:span><text:span text:style-name="T1">以上</text:span></text:p>
            </office:annotation>
            <text:p>reagent_lot</text:p>
          </table:table-cell>
          <table:table-cell table:style-name="Accent_20_2" office:value-type="string" calcext:value-type="string">
            <office:annotation draw:style-name="gr3" draw:text-style-name="P2" svg:width="2.899cm" svg:height="1.799cm" svg:x="5.484cm" svg:y="0cm" draw:caption-point-x="-0.61cm" draw:caption-point-y="0.01cm">
              <dc:creator>WJ</dc:creator>
              <dc:date>2021-10-05T00:00:00</dc:date>
              <text:p text:style-name="P1"><text:span text:style-name="T1">測量值</text:span></text:p>
            </office:annotation>
            <text:p>y</text:p>
          </table:table-cell>
          <table:table-cell table:style-name="Accent_20_2"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2.3" calcext:value-type="float">
            <text:p>-2.3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.4" calcext:value-type="float">
            <text:p>-1.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9" calcext:value-type="float">
            <text:p>6.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.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.4" calcext:value-type="float">
            <text:p>-4.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.4" calcext:value-type="float">
            <text:p>-3.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9" calcext:value-type="float">
            <text:p>6.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.4" calcext:value-type="float">
            <text:p>-1.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.2" calcext:value-type="float">
            <text:p>-4.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.9" calcext:value-type="float">
            <text:p>-1.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.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.8" calcext:value-type="float">
            <text:p>-2.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.4" calcext:value-type="float">
            <text:p>-1.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.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.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.3" calcext:value-type="float">
            <text:p>6.3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.6" calcext:value-type="float">
            <text:p>9.6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.7" calcext:value-type="float">
            <text:p>7.7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.6" calcext:value-type="float">
            <text:p>-1.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.5" calcext:value-type="float">
            <text:p>11.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.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.1" calcext:value-type="float">
            <text:p>7.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.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2" calcext:value-type="float">
            <text:p>6.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.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</table:table>
      <table:table table:name="setting_ep17" table:style-name="ta1">
        <office:forms form:automatic-focus="false" form:apply-design-mode="false"/>
        <table:table-column table:style-name="co5" table:default-cell-style-name="Accent_20_2"/>
        <table:table-column table:style-name="co4" table:number-columns-repeated="1018" table:default-cell-style-name="Accent_20_2"/>
        <table:table-row table:style-name="ro1">
          <table:table-cell office:value-type="string" calcext:value-type="string">
            <office:annotation draw:style-name="gr3" draw:text-style-name="P2" svg:width="2.899cm" svg:height="1.799cm" svg:x="3.05cm" svg:y="0cm" draw:caption-point-x="-0.61cm" draw:caption-point-y="0.01cm">
              <dc:creator>WJ</dc:creator>
              <dc:date>2021-10-05T00:00:00</dc:date>
              <text:p text:style-name="P1"><text:span text:style-name="T1">量測單位</text:span></text:p>
            </office:annotation>
            <text:p>unit_of_devic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g/ml</text:p>
          </table:table-cell>
          <table:table-cell table:style-name="Default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00/00/00</text:date>, <text:time style:data-style-name="N2" text:time-value="19:17:29.488000532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1-10-05T22:48:28.377117986</dc:date>
    <dc:creator>Wu Jun-I</dc:creator>
    <meta:editing-duration>PT36M26S</meta:editing-duration>
    <meta:editing-cycles>19</meta:editing-cycles>
    <meta:document-statistic meta:table-count="2" meta:cell-count="365" meta:object-count="0"/>
  </office:meta>
</office:document-meta>
</file>